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780505AC0AB.jpg" manifest:media-type="image/jpeg"/>
  <manifest:file-entry manifest:full-path="Pictures/10000001000003E8000000DC5B3FA2FB.png" manifest:media-type="image/png"/>
  <manifest:file-entry manifest:full-path="Pictures/10000001000004B200000322DDB06CA3.png" manifest:media-type="image/png"/>
  <manifest:file-entry manifest:full-path="Pictures/1000000100000096000000A10D3ADA0A.png" manifest:media-type="image/png"/>
  <manifest:file-entry manifest:full-path="Pictures/10000000000004330000031DA56FF4F0.jpg" manifest:media-type="image/jpeg"/>
  <manifest:file-entry manifest:full-path="Pictures/100000010000034D00000101A7B193F9.png" manifest:media-type="image/png"/>
  <manifest:file-entry manifest:full-path="Pictures/1000000100000128000000C6BD46984B.png" manifest:media-type="image/png"/>
  <manifest:file-entry manifest:full-path="Pictures/100000000000078000000780AC703868.jpg" manifest:media-type="image/jpeg"/>
  <manifest:file-entry manifest:full-path="Pictures/1000000100000180000000C7F6CE404E.png" manifest:media-type="image/png"/>
  <manifest:file-entry manifest:full-path="Pictures/10000001000001560000015941B1F5DB.png" manifest:media-type="image/png"/>
  <manifest:file-entry manifest:full-path="Pictures/10000000000001C30000020083144C76.jpg" manifest:media-type="image/jpeg"/>
  <manifest:file-entry manifest:full-path="Pictures/10000000000006E5000001A3F54224FC.jpg" manifest:media-type="image/jpeg"/>
  <manifest:file-entry manifest:full-path="Pictures/10000001000002EE000001133F4C6EA3.png" manifest:media-type="image/png"/>
  <manifest:file-entry manifest:full-path="Pictures/10000001000000FA00000121B0EC3D41.png" manifest:media-type="image/png"/>
  <manifest:file-entry manifest:full-path="Pictures/10000001000007530000015AA4658BDB.png" manifest:media-type="image/png"/>
  <manifest:file-entry manifest:full-path="Pictures/1000000000000227000002870E413B4D.jpg" manifest:media-type="image/jpeg"/>
  <manifest:file-entry manifest:full-path="Pictures/100000010000044E00000200E4309B56.png" manifest:media-type="image/png"/>
  <manifest:file-entry manifest:full-path="Pictures/100000000000050C000001B8689D8A38.png" manifest:media-type="image/png"/>
  <manifest:file-entry manifest:full-path="Pictures/10000001000005D9000000BCE25DC26C.png" manifest:media-type="image/png"/>
  <manifest:file-entry manifest:full-path="Pictures/100000010000061E00000201D6622814.png" manifest:media-type="image/png"/>
  <manifest:file-entry manifest:full-path="Pictures/100000010000023A000000252CD067C7.png" manifest:media-type="image/png"/>
  <manifest:file-entry manifest:full-path="Pictures/100000000000059B0000033D030B8FD8.png" manifest:media-type="image/png"/>
  <manifest:file-entry manifest:full-path="Pictures/10000001000004B000000320F3F17B21.png" manifest:media-type="image/png"/>
  <manifest:file-entry manifest:full-path="Pictures/10000000000004D30000036DD152E29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Inter" svg:font-family="Inter"/>
    <style:font-face style:name="Inter Medium" svg:font-family="'Inter Medium'"/>
    <style:font-face style:name="Inter SemiBold" svg:font-family="'Inter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spac821 BT" svg:font-family="'Monospac821 BT'" style:font-family-generic="modern" style:font-pitch="fixed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fdad2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00dbd0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width="0cm" draw:fill="solid" draw:fill-color="#c3fffc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4" style:family="graphic" style:parent-style-name="standard">
      <style:graphic-properties draw:stroke="none" svg:stroke-width="0cm" draw:fill="solid" draw:fill-color="#00dbd0" draw:textarea-horizontal-align="justify" draw:textarea-vertical-align="middle" draw:auto-grow-height="false" draw:fit-to-size="false" style:shrink-to-fit="false" fo:min-height="0cm" fo:min-width="0.179cm" fo:padding-top="0.046cm" fo:padding-bottom="0.046cm" fo:padding-left="0.254cm" fo:padding-right="0.254cm" fo:wrap-option="wrap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width="0cm" draw:fill="solid" draw:fill-color="#c3fffc" draw:textarea-horizontal-align="justify" draw:textarea-vertical-align="middle" draw:auto-grow-height="false" draw:fit-to-size="false" style:shrink-to-fit="false" fo:min-height="0.19cm" fo:min-width="24.892cm" fo:padding-top="0.254cm" fo:padding-bottom="0.254cm" fo:padding-left="0.254cm" fo:padding-right="0.254cm" fo:wrap-option="wrap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0.045cm" fo:min-width="1.117cm" loext:decorative="false"/>
    </style:style>
    <style:style style:name="gr8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2.231cm" fo:min-width="3.012cm" fo:padding-top="0.151cm" fo:padding-bottom="0.151cm" fo:padding-left="0.276cm" fo:padding-right="0.276cm" loext:decorative="false"/>
    </style:style>
    <style:style style:name="gr9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2.612cm" fo:min-width="3.275cm" fo:padding-top="0.151cm" fo:padding-bottom="0.151cm" fo:padding-left="0.276cm" fo:padding-right="0.276cm" loext:decorative="false"/>
    </style:style>
    <style:style style:name="gr10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2.101cm" fo:min-width="3.026cm" fo:padding-top="0.151cm" fo:padding-bottom="0.151cm" fo:padding-left="0.276cm" fo:padding-right="0.276cm" loext:decorative="false"/>
    </style:style>
    <style:style style:name="gr11" style:family="graphic" style:parent-style-name="standard">
      <style:graphic-properties draw:textarea-horizontal-align="justify" draw:textarea-vertical-align="middle" draw:auto-grow-height="false" fo:min-height="0.071cm" fo:min-width="14.038cm" loext:decorative="false"/>
    </style:style>
    <style:style style:name="gr12" style:family="graphic" style:parent-style-name="standard">
      <style:graphic-properties draw:textarea-horizontal-align="justify" draw:textarea-vertical-align="middle" draw:auto-grow-height="false" fo:min-height="0.012cm" fo:min-width="0.653cm" loext:decorative="false"/>
    </style:style>
    <style:style style:name="gr13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.934cm" loext:decorative="false"/>
    </style:style>
    <style:style style:name="gr14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.352cm" loext:decorative="false"/>
    </style:style>
    <style:style style:name="gr15" style:family="graphic" style:parent-style-name="standard">
      <style:graphic-properties draw:stroke="none" draw:textarea-horizontal-align="justify" draw:textarea-vertical-align="middle" draw:auto-grow-height="false" fo:min-height="1.28cm" fo:min-width="0cm" loext:decorative="false"/>
    </style:style>
    <style:style style:name="gr16" style:family="graphic" style:parent-style-name="standard">
      <style:graphic-properties draw:stroke="none" draw:textarea-horizontal-align="justify" draw:textarea-vertical-align="middle" draw:auto-grow-height="false" fo:min-height="0cm" fo:min-width="0.339cm" loext:decorative="false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 fo:min-height="1.328cm" fo:min-width="2.876cm" loext:decorative="false"/>
    </style:style>
    <style:style style:name="gr18" style:family="graphic" style:parent-style-name="objectwithoutfill">
      <style:graphic-properties svg:stroke-width="0.106cm" svg:stroke-color="#666666" draw:marker-start-width="0.359cm" draw:marker-end="Extrémités_20_de_20_flèche_20_4" draw:marker-end-width="0.459cm" draw:fill="none" draw:textarea-vertical-align="middle" fo:padding-top="0.178cm" fo:padding-bottom="0.178cm" fo:padding-left="0.303cm" fo:padding-right="0.303cm" loext:decorative="false"/>
    </style:style>
    <style:style style:name="gr19" style:family="graphic">
      <style:graphic-properties loext:decorative="false"/>
    </style:style>
    <style:style style:name="gr20" style:family="graphic" style:parent-style-name="standard">
      <style:graphic-properties svg:stroke-width="0.106cm" svg:stroke-color="#ff4000" draw:marker-start-width="0.359cm" draw:marker-end-width="0.359cm" draw:opacity="0%" draw:textarea-horizontal-align="justify" draw:textarea-vertical-align="middle" draw:auto-grow-height="false" fo:min-height="2.904cm" fo:min-width="0.958cm" fo:padding-top="0.178cm" fo:padding-bottom="0.178cm" fo:padding-left="0.303cm" fo:padding-right="0.303cm" loext:decorative="false"/>
    </style:style>
    <style:style style:name="pr1" style:family="presentation" style:parent-style-name="TIT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solid" draw:fill-color="#c3fffc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28pt"/>
    </style:style>
    <style:style style:name="P8" style:family="paragraph">
      <loext:graphic-properties draw:fill="none"/>
      <style:paragraph-properties fo:text-align="start" style:font-independent-line-spacing="true"/>
      <style:text-properties style:font-name="Calibri" fo:font-size="20pt" style:font-size-asian="20pt" style:font-size-complex="20pt"/>
    </style:style>
    <style:style style:name="P9" style:family="paragraph">
      <loext:graphic-properties draw:fill="solid" draw:fill-color="#00dbd0"/>
      <style:paragraph-properties fo:text-align="start" style:font-independent-line-spacing="true"/>
      <style:text-properties fo:font-size="14pt"/>
    </style:style>
    <style:style style:name="P10" style:family="paragraph">
      <loext:graphic-properties draw:fill="none"/>
      <style:paragraph-properties fo:text-align="start" style:font-independent-line-spacing="true"/>
      <style:text-properties style:font-name="Calibri" fo:font-size="28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20pt" style:font-size-asian="20pt" style:font-size-complex="2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16pt" fo:font-weight="bold" style:font-size-asian="16pt" style:font-weight-asian="normal" style:font-size-complex="16pt" style:font-weight-complex="normal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16pt" fo:font-weight="bold" style:font-size-asian="16pt" style:font-weight-asian="bold" style:font-size-complex="16pt" style:font-weight-complex="bold"/>
    </style:style>
    <style:style style:name="P17" style:family="paragraph">
      <loext:graphic-properties draw:opacity="0%"/>
      <style:paragraph-properties fo:text-align="center"/>
    </style:style>
    <style:style style:name="P18" style:family="paragraph">
      <loext:graphic-properties draw:fill="none"/>
      <style:paragraph-properties fo:text-align="center" style:font-independent-line-spacing="true"/>
      <style:text-properties style:font-name="Calibri" fo:font-size="16pt" fo:font-weight="bold" style:font-size-asian="16pt" style:font-weight-asian="bold" style:font-size-complex="16pt" style:font-weight-complex="bold"/>
    </style:style>
    <style:style style:name="P19" style:family="paragraph">
      <loext:graphic-properties draw:fill-color="#000000"/>
      <style:paragraph-properties fo:text-align="center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loext:graphic-properties draw:fill="none"/>
      <style:paragraph-properties fo:text-align="start" style:font-independent-line-spacing="true"/>
      <style:text-properties style:font-name="Calibri" fo:font-size="16pt" style:font-size-asian="16pt" style:font-size-complex="16pt"/>
    </style:style>
    <style:style style:name="P2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T1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 SemiBold" fo:font-size="36pt" fo:letter-spacing="normal" fo:language="fr" fo:country="none" fo:font-style="normal" style:text-underline-style="none" fo:font-weight="normal" fo:background-color="transparent" style:font-name-asian="Inter SemiBold" style:font-size-asian="36pt" style:font-style-asian="normal" style:font-weight-asian="normal" style:font-name-complex="Inter SemiBold" style:font-size-complex="36pt" style:font-style-complex="normal" style:font-weight-complex="normal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nter Medium" fo:font-size="25pt" fo:letter-spacing="normal" fo:language="fr" fo:country="none" fo:font-style="normal" style:text-underline-style="none" fo:font-weight="normal" fo:background-color="transparent" style:font-name-asian="Inter Medium" style:font-size-asian="25pt" style:font-style-asian="normal" style:font-weight-asian="normal" style:font-name-complex="Inter Medium" style:font-size-complex="25pt" style:font-style-complex="normal" style:font-weight-complex="normal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26pt" fo:letter-spacing="normal" fo:language="fr" fo:country="none" fo:font-style="normal" style:text-underline-style="none" fo:font-weight="bold" fo:background-color="transparent" style:font-name-asian="Inter" style:font-size-asian="26pt" style:font-style-asian="normal" style:font-weight-asian="bold" style:font-name-complex="Inter" style:font-size-complex="26pt" style:font-style-complex="normal" style:font-weight-complex="bold"/>
    </style:style>
    <style:style style:name="T4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45pt" fo:letter-spacing="normal" fo:language="fr" fo:country="none" fo:font-style="normal" style:text-underline-style="none" fo:font-weight="bold" fo:background-color="transparent" style:font-name-asian="Inter" style:font-size-asian="45pt" style:font-style-asian="normal" style:font-weight-asian="bold" style:font-name-complex="Inter" style:font-size-complex="45pt" style:font-style-complex="normal" style:font-weight-complex="bold"/>
    </style:style>
    <style:style style:name="T5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0pt" fo:letter-spacing="normal" fo:language="fr" fo:country="none" fo:font-style="normal" style:text-underline-style="none" fo:font-weight="bold" fo:background-color="transparent" style:font-name-asian="Inter Medium" style:font-size-asian="20pt" style:font-style-asian="normal" style:font-weight-asian="bold" style:font-name-complex="Inter Medium" style:font-size-complex="20pt" style:font-style-complex="normal" style:font-weight-complex="bold"/>
    </style:style>
    <style:style style:name="T6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0pt" fo:letter-spacing="normal" fo:language="fr" fo:country="none" fo:font-style="normal" style:text-underline-style="none" fo:font-weight="normal" fo:background-color="transparent" style:font-name-asian="Inter Medium" style:font-size-asian="20pt" style:font-style-asian="normal" style:font-weight-asian="normal" style:font-name-complex="Inter Medium" style:font-size-complex="20pt" style:font-style-complex="normal" style:font-weight-complex="normal"/>
    </style:style>
    <style:style style:name="T7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6pt" fo:letter-spacing="normal" fo:language="fr" fo:country="none" fo:font-style="normal" style:text-underline-style="none" fo:font-weight="bold" fo:background-color="transparent" style:font-name-asian="Inter Medium" style:font-size-asian="16pt" style:font-style-asian="normal" style:font-weight-asian="normal" style:font-name-complex="Inter Medium" style:font-size-complex="16pt" style:font-style-complex="normal" style:font-weight-complex="normal"/>
    </style:style>
    <style:style style:name="T8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6pt" fo:letter-spacing="normal" fo:language="fr" fo:country="none" fo:font-style="normal" style:text-underline-style="none" fo:font-weight="bold" fo:background-color="transparent" style:font-name-asian="Inter Medium" style:font-size-asian="16pt" style:font-style-asian="normal" style:font-weight-asian="bold" style:font-name-complex="Inter Medium" style:font-size-complex="16pt" style:font-style-complex="normal" style:font-weight-complex="bold"/>
    </style:style>
    <style:style style:name="T9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 SemiBold" fo:font-size="25pt" fo:letter-spacing="normal" fo:language="fr" fo:country="none" fo:font-style="normal" style:text-underline-style="none" fo:font-weight="normal" fo:background-color="transparent" style:font-name-asian="Inter SemiBold" style:font-size-asian="25pt" style:font-style-asian="normal" style:font-weight-asian="normal" style:font-name-complex="Inter SemiBold" style:font-size-complex="25pt" style:font-style-complex="normal" style:font-weight-complex="normal"/>
    </style:style>
    <style:style style:name="T10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6pt" fo:letter-spacing="normal" fo:language="fr" fo:country="none" fo:font-style="normal" style:text-underline-style="none" fo:font-weight="normal" fo:background-color="transparent" style:font-name-asian="Inter Medium" style:font-size-asian="16pt" style:font-style-asian="normal" style:font-weight-asian="normal" style:font-name-complex="Inter Medium" style:font-size-complex="16pt" style:font-style-complex="normal" style:font-weight-complex="normal"/>
    </style:style>
    <style:style style:name="T11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Monospac821 BT" fo:font-size="18pt" fo:letter-spacing="normal" fo:language="fr" fo:country="none" fo:font-style="normal" style:text-underline-style="none" fo:font-weight="normal" fo:background-color="transparent" style:font-name-asian="Inter Medium" style:font-size-asian="18pt" style:font-style-asian="normal" style:font-weight-asian="normal" style:font-name-complex="Inter Medium" style:font-size-complex="18pt" style:font-style-complex="normal" style:font-weight-complex="normal"/>
    </style:style>
    <style:style style:name="T12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56pt" fo:letter-spacing="normal" fo:language="fr" fo:country="none" fo:font-style="normal" style:text-underline-style="none" fo:font-weight="bold" fo:background-color="transparent" style:font-name-asian="Inter" style:font-size-asian="56pt" style:font-style-asian="normal" style:font-weight-asian="bold" style:font-name-complex="Inter" style:font-size-complex="5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TITLE" draw:style-name="dp1" draw:master-page-name="TITLE" presentation:presentation-page-layout-name="AL1T0">
        <draw:frame draw:name="Google Shape;54;p13" presentation:style-name="pr1" draw:text-style-name="P2" draw:layer="layout" svg:width="22.828cm" svg:height="1.715cm" svg:x="2.043cm" svg:y="4.75cm" presentation:class="title" presentation:user-transformed="true">
          <draw:text-box>
            <text:p text:style-name="P1"><text:span text:style-name="T1">Getaround Analysis</text:span></text:p>
          </draw:text-box>
        </draw:frame>
        <draw:frame draw:name="Google Shape;55;p13" draw:style-name="gr1" draw:text-style-name="P3" draw:layer="layout" svg:width="10.606cm" svg:height="7.076cm" svg:x="13.015cm" svg:y="7.21cm">
          <draw:image xlink:href="Pictures/10000001000004B200000322DDB06CA3.png" xlink:type="simple" xlink:show="embed" xlink:actuate="onLoad" draw:mime-type="image/png">
            <text:p/>
          </draw:image>
        </draw:frame>
        <draw:frame draw:name="Google Shape;56;p13" draw:style-name="gr1" draw:text-style-name="P3" draw:layer="layout" svg:width="2.703cm" svg:height="1.807cm" svg:x="2.335cm" svg:y="2.187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57;p 1" presentation:style-name="pr1" draw:text-style-name="P4" draw:layer="layout" svg:width="14.763cm" svg:height="1.48cm" svg:x="2.044cm" svg:y="6.827cm" presentation:class="title" presentation:user-transformed="true">
          <draw:text-box>
            <text:p text:style-name="P1"><text:span text:style-name="T2">Deployment</text:span></text:p>
          </draw:text-box>
        </draw:frame>
        <presentation:notes draw:style-name="dp2">
          <draw:page-thumbnail draw:name="Google Shape;51;g377af7a6af_0_36:notes" draw:style-name="gr2" draw:layer="layout" svg:width="16.932cm" svg:height="9.524cm" svg:x="1.059cm" svg:y="1.905cm" draw:page-number="1" presentation:class="page"/>
          <draw:frame draw:name="Google Shape;52;g377af7a6af_0_36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tle" draw:style-name="dp3" draw:master-page-name="TITLE_5f_AND_5f_BODY" presentation:presentation-page-layout-name="AL2T1">
        <draw:custom-shape draw:name="Google Shape;76;p15" draw:style-name="gr3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2;p 1" presentation:style-name="pr3" draw:text-style-name="P7" draw:layer="layout" svg:width="5.085cm" svg:height="1.719cm" svg:x="3.333cm" svg:y="0.9cm" presentation:class="title" presentation:user-transformed="true">
          <draw:text-box>
            <text:p text:style-name="P1"><text:span text:style-name="T3">Context</text:span></text:p>
            <text:p text:style-name="P1"><text:span text:style-name="T4"/></text:p>
          </draw:text-box>
        </draw:frame>
        <draw:frame draw:name="Google Shape;63;p 2" draw:style-name="gr1" draw:text-style-name="P3" draw:layer="layout" svg:width="1.602cm" svg:height="1.071cm" svg:x="1.288cm" svg:y="1.203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4" presentation:style-name="pr3" draw:text-style-name="P7" draw:layer="layout" svg:width="5.085cm" svg:height="1.719cm" svg:x="12.834cm" svg:y="0.901cm" presentation:class="title" presentation:user-transformed="true">
          <draw:text-box>
            <text:p text:style-name="P1"><text:span text:style-name="T3">Tasks</text:span></text:p>
            <text:p text:style-name="P1"><text:span text:style-name="T4"/></text:p>
          </draw:text-box>
        </draw:frame>
        <draw:frame draw:name="Google Shape;69;p 4" presentation:style-name="pr3" draw:text-style-name="P8" draw:layer="layout" svg:width="9.817cm" svg:height="2.08cm" svg:x="1.597cm" svg:y="2.948cm" presentation:class="title" presentation:user-transformed="true">
          <draw:text-box>
            <text:p text:style-name="P1"><text:span text:style-name="T5">Problem</text:span><text:span text:style-name="T6">: Car rental cancellation on Getaround platform</text:span></text:p>
          </draw:text-box>
        </draw:frame>
        <draw:custom-shape draw:name="Google Shape;70;p 10" draw:style-name="gr4" draw:text-style-name="P9" draw:layer="layout" svg:width="0.725cm" svg:height="0.129cm" draw:transform="rotate (0.103498024643264) translate (0.754cm 3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0" presentation:style-name="pr3" draw:text-style-name="P8" draw:layer="layout" svg:width="10.485cm" svg:height="2.204cm" svg:x="1.597cm" svg:y="5.428cm" presentation:class="title" presentation:user-transformed="true">
          <draw:text-box>
            <text:p text:style-name="P1"><text:span text:style-name="T5">Reason</text:span><text:span text:style-name="T6">: Late car returns cause friction if next user has to wait</text:span></text:p>
          </draw:text-box>
        </draw:frame>
        <draw:frame draw:name="Google Shape;73;p 3" presentation:style-name="pr3" draw:text-style-name="P10" draw:layer="layout" svg:width="10.273cm" svg:height="2.405cm" svg:x="1.597cm" svg:y="10.409cm" presentation:class="title" presentation:user-transformed="true">
          <draw:text-box>
            <text:p text:style-name="P1"><text:span text:style-name="T6">Also need a car pricing model available through an API</text:span></text:p>
          </draw:text-box>
        </draw:frame>
        <draw:custom-shape draw:name="Google Shape;70;p 11" draw:style-name="gr4" draw:text-style-name="P9" draw:layer="layout" svg:width="0.725cm" svg:height="0.129cm" draw:transform="rotate (0.103498024643264) translate (0.754cm 6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0;p 12" draw:style-name="gr4" draw:text-style-name="P9" draw:layer="layout" svg:width="0.725cm" svg:height="0.129cm" draw:transform="rotate (0.103498024643264) translate (0.754cm 11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5" presentation:style-name="pr3" draw:text-style-name="P8" draw:layer="layout" svg:width="11.011cm" svg:height="1.367cm" svg:x="13.4cm" svg:y="3.048cm" presentation:class="title" presentation:user-transformed="true">
          <draw:text-box>
            <text:p text:style-name="P1"><text:span text:style-name="T6">Analyze the effect of a rental delay buffer on both checkin methods</text:span></text:p>
          </draw:text-box>
        </draw:frame>
        <draw:custom-shape draw:name="Google Shape;70;p 13" draw:style-name="gr4" draw:text-style-name="P9" draw:layer="layout" svg:width="0.725cm" svg:height="0.129cm" draw:transform="rotate (0.103498024643264) translate (12.557cm 3.7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3" presentation:style-name="pr3" draw:text-style-name="P8" draw:layer="layout" svg:width="11.32cm" svg:height="2.163cm" svg:x="13.4cm" svg:y="5.128cm" presentation:class="title" presentation:user-transformed="true">
          <draw:text-box>
            <text:p text:style-name="P1"><text:span text:style-name="T6">Produce a web dashboard to assist the decision (scope, minimum delay)</text:span></text:p>
          </draw:text-box>
        </draw:frame>
        <draw:custom-shape draw:name="Google Shape;70;p 14" draw:style-name="gr4" draw:text-style-name="P9" draw:layer="layout" svg:width="0.725cm" svg:height="0.129cm" draw:transform="rotate (0.103498024643264) translate (12.557cm 5.8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5" presentation:style-name="pr3" draw:text-style-name="P11" draw:layer="layout" svg:width="11.227cm" svg:height="1.551cm" svg:x="13.403cm" svg:y="7.3cm" presentation:class="title" presentation:user-transformed="true">
          <draw:text-box>
            <text:p text:style-name="P1"><text:span text:style-name="T6">Train car pricing optimization models</text:span></text:p>
          </draw:text-box>
        </draw:frame>
        <draw:custom-shape draw:name="Google Shape;70;p 16" draw:style-name="gr4" draw:text-style-name="P9" draw:layer="layout" svg:width="0.725cm" svg:height="0.129cm" draw:transform="rotate (0.103498024643264) translate (12.56cm 8.03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6" presentation:style-name="pr4" draw:text-style-name="P11" draw:layer="layout" svg:width="10.465cm" svg:height="2.177cm" svg:x="13.406cm" svg:y="8.7cm" presentation:class="title" presentation:user-transformed="true">
          <draw:text-box>
            <text:p text:style-name="P1"><text:span text:style-name="T6">Provide access to these models through an API endpoint</text:span></text:p>
          </draw:text-box>
        </draw:frame>
        <draw:custom-shape draw:name="Google Shape;70;p 17" draw:style-name="gr4" draw:text-style-name="P9" draw:layer="layout" svg:width="0.725cm" svg:height="0.129cm" draw:transform="rotate (0.103498024643264) translate (12.563cm 9.43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3" presentation:style-name="pr3" draw:text-style-name="P8" draw:layer="layout" svg:width="10.485cm" svg:height="2.204cm" svg:x="1.6cm" svg:y="8.028cm" presentation:class="title" presentation:user-transformed="true">
          <draw:text-box>
            <text:p text:style-name="P1"><text:span text:style-name="T5">Proposition</text:span><text:span text:style-name="T6">: Introduce a buffer delay between consecutive rentals</text:span></text:p>
          </draw:text-box>
        </draw:frame>
        <draw:custom-shape draw:name="Google Shape;70;p 18" draw:style-name="gr4" draw:text-style-name="P9" draw:layer="layout" svg:width="0.725cm" svg:height="0.129cm" draw:transform="rotate (0.103498024643264) translate (0.757cm 8.7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7" presentation:style-name="pr5" draw:text-style-name="P11" draw:layer="layout" svg:width="11.168cm" svg:height="2.177cm" svg:x="13.409cm" svg:y="10.801cm" presentation:class="title" presentation:user-transformed="true">
          <draw:text-box>
            <text:p text:style-name="P1"><text:span text:style-name="T6">Include the car rental pricing functionality in the web dashboard</text:span></text:p>
          </draw:text-box>
        </draw:frame>
        <draw:custom-shape draw:name="Google Shape;70;p 28" draw:style-name="gr4" draw:text-style-name="P9" draw:layer="layout" svg:width="0.725cm" svg:height="0.129cm" draw:transform="rotate (0.103498024643264) translate (12.566cm 11.534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65;g3bc3b886ea_0_7:notes" draw:style-name="gr2" draw:layer="layout" svg:width="16.932cm" svg:height="9.524cm" svg:x="1.059cm" svg:y="1.905cm" draw:page-number="2" presentation:class="page"/>
          <draw:frame draw:name="Google Shape;66;g3bc3b886ea_0_7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_5f_AND_5f_BODY" presentation:presentation-page-layout-name="AL2T1">
        <draw:frame draw:style-name="gr5" draw:text-style-name="P12" draw:layer="layout" svg:width="4.976cm" svg:height="4.976cm" svg:x="19.084cm" svg:y="3.205cm">
          <draw:image xlink:href="Pictures/100000000000078000000780AC703868.jpg" xlink:type="simple" xlink:show="embed" xlink:actuate="onLoad" draw:mime-type="image/jpeg">
            <text:p/>
          </draw:image>
        </draw:frame>
        <draw:custom-shape draw:name="Google Shape;76;p 1" draw:style-name="gr6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3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5" presentation:style-name="pr3" draw:text-style-name="P7" draw:layer="layout" svg:width="11.45cm" svg:height="1.719cm" svg:x="3.335cm" svg:y="0.9cm" presentation:class="title" presentation:user-transformed="true">
          <draw:text-box>
            <text:p text:style-name="P1"><text:span text:style-name="T3">Pipeline architecture</text:span></text:p>
            <text:p text:style-name="P1"><text:span text:style-name="T4"/></text:p>
          </draw:text-box>
        </draw:frame>
        <draw:custom-shape draw:style-name="gr7" draw:text-style-name="P13" draw:layer="layout" svg:width="1.783cm" svg:height="0.573cm" svg:x="3.975cm" svg:y="11.154cm">
          <text:p/>
          <draw:enhanced-geometry svg:viewBox="0 0 21600 21600" draw:text-areas="0 ?f0 ?f5 ?f2" draw:type="right-arrow" draw:modifiers="17661.3344384584 5259.130434782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12" draw:layer="layout" svg:width="1.756cm" svg:height="1.756cm" svg:x="1.741cm" svg:y="10.005cm">
          <draw:image xlink:href="Pictures/100000000000078000000780505AC0AB.jpg" xlink:type="simple" xlink:show="embed" xlink:actuate="onLoad" draw:mime-type="image/jpeg">
            <text:p/>
          </draw:image>
        </draw:frame>
        <draw:frame draw:style-name="gr5" draw:text-style-name="P12" draw:layer="layout" svg:width="1.238cm" svg:height="0.918cm" svg:x="13.279cm" svg:y="11.93cm">
          <draw:image xlink:href="Pictures/10000000000004330000031DA56FF4F0.jpg" xlink:type="simple" xlink:show="embed" xlink:actuate="onLoad" draw:mime-type="image/jpeg">
            <text:p/>
          </draw:image>
        </draw:frame>
        <draw:frame draw:name="Google Shape;69;p 12" presentation:style-name="pr7" draw:text-style-name="P15" draw:layer="layout" svg:width="4.042cm" svg:height="1.194cm" svg:x="0.633cm" svg:y="3.06cm" presentation:class="title" presentation:user-transformed="true">
          <draw:text-box>
            <text:p text:style-name="P14"><text:span text:style-name="T7">Delay analysis</text:span><text:span text:style-name="T7"><text:line-break/></text:span><text:span text:style-name="T7">data</text:span></text:p>
          </draw:text-box>
        </draw:frame>
        <draw:frame draw:name="Google Shape;69;p 13" presentation:style-name="pr8" draw:text-style-name="P15" draw:layer="layout" svg:width="4.293cm" svg:height="1.234cm" svg:x="19.391cm" svg:y="2.97cm" presentation:class="title" presentation:user-transformed="true">
          <draw:text-box>
            <text:p text:style-name="P14"><text:span text:style-name="T7">Dashboard</text:span></text:p>
          </draw:text-box>
        </draw:frame>
        <draw:frame draw:name="Google Shape;69;p 16" presentation:style-name="pr3" draw:text-style-name="P16" draw:layer="layout" svg:width="1.533cm" svg:height="1.234cm" svg:x="6.359cm" svg:y="7.4cm" presentation:class="title" presentation:user-transformed="true">
          <draw:text-box>
            <text:p text:style-name="P14"><text:span text:style-name="T8">EDA</text:span></text:p>
          </draw:text-box>
        </draw:frame>
        <draw:frame draw:style-name="gr5" draw:text-style-name="P12" draw:layer="layout" svg:width="1.289cm" svg:height="1.463cm" svg:x="2.06cm" svg:y="4.788cm">
          <draw:image xlink:href="Pictures/10000000000001C30000020083144C76.jpg" xlink:type="simple" xlink:show="embed" xlink:actuate="onLoad" draw:mime-type="image/jpeg">
            <text:p/>
          </draw:image>
        </draw:frame>
        <draw:custom-shape draw:style-name="gr8" draw:text-style-name="P17" draw:layer="layout" svg:width="3.838cm" svg:height="2.807cm" svg:x="6.257cm" svg:y="10.0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2" draw:layer="layout" svg:width="1.313cm" svg:height="1.325cm" svg:x="6.632cm" svg:y="11.193cm">
          <draw:image xlink:href="Pictures/10000001000001560000015941B1F5DB.png" xlink:type="simple" xlink:show="embed" xlink:actuate="onLoad" draw:mime-type="image/png">
            <text:p/>
          </draw:image>
        </draw:frame>
        <draw:frame draw:style-name="gr5" draw:text-style-name="P12" draw:layer="layout" svg:width="1.797cm" svg:height="0.931cm" svg:x="8.045cm" svg:y="11.447cm">
          <draw:image xlink:href="Pictures/1000000100000180000000C7F6CE404E.png" xlink:type="simple" xlink:show="embed" xlink:actuate="onLoad" draw:mime-type="image/png">
            <text:p/>
          </draw:image>
        </draw:frame>
        <draw:frame draw:name="Google Shape;69;p 3" presentation:style-name="pr9" draw:text-style-name="P15" draw:layer="layout" svg:width="2.847cm" svg:height="1.093cm" svg:x="6.7cm" svg:y="10.053cm" presentation:class="title" presentation:user-transformed="true">
          <draw:text-box>
            <text:p text:style-name="P14"><text:span text:style-name="T7">Training</text:span></text:p>
          </draw:text-box>
        </draw:frame>
        <draw:custom-shape draw:style-name="gr9" draw:text-style-name="P17" draw:layer="layout" svg:width="4.141cm" svg:height="3.228cm" svg:x="12.583cm" svg:y="9.8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Google Shape;69;p 6" presentation:style-name="pr10" draw:text-style-name="P15" draw:layer="layout" svg:width="4.094cm" svg:height="1.093cm" svg:x="12.588cm" svg:y="9.746cm" presentation:class="title" presentation:user-transformed="true">
          <draw:text-box>
            <text:p text:style-name="P14"><text:span text:style-name="T7">Tracking server</text:span></text:p>
          </draw:text-box>
        </draw:frame>
        <draw:frame draw:style-name="gr5" draw:text-style-name="P12" draw:layer="layout" svg:width="2.686cm" svg:height="0.985cm" svg:x="13.32cm" svg:y="10.826cm">
          <draw:image xlink:href="Pictures/10000001000002EE000001133F4C6EA3.png" xlink:type="simple" xlink:show="embed" xlink:actuate="onLoad" draw:mime-type="image/png">
            <text:p/>
          </draw:image>
        </draw:frame>
        <draw:frame draw:style-name="gr5" draw:text-style-name="P12" draw:layer="layout" svg:width="0.986cm" svg:height="1.14cm" svg:x="14.893cm" svg:y="11.811cm">
          <draw:image xlink:href="Pictures/10000001000000FA00000121B0EC3D41.png" xlink:type="simple" xlink:show="embed" xlink:actuate="onLoad" draw:mime-type="image/png">
            <text:p/>
          </draw:image>
        </draw:frame>
        <draw:frame draw:style-name="gr5" draw:text-style-name="P12" draw:layer="layout" svg:width="3.239cm" svg:height="0.597cm" svg:x="13.059cm" svg:y="7.585cm">
          <draw:image xlink:href="Pictures/10000001000007530000015AA4658BDB.png" xlink:type="simple" xlink:show="embed" xlink:actuate="onLoad" draw:mime-type="image/png">
            <text:p/>
          </draw:image>
        </draw:frame>
        <draw:frame draw:style-name="gr5" draw:text-style-name="P12" draw:layer="layout" svg:width="1.234cm" svg:height="1.325cm" svg:x="13.425cm" svg:y="6.159cm">
          <draw:image xlink:href="Pictures/1000000100000096000000A10D3ADA0A.png" xlink:type="simple" xlink:show="embed" xlink:actuate="onLoad" draw:mime-type="image/png">
            <text:p/>
          </draw:image>
        </draw:frame>
        <draw:frame draw:name="Google Shape;69;p 7" presentation:style-name="pr3" draw:text-style-name="P18" draw:layer="layout" svg:width="1.51cm" svg:height="1.234cm" svg:x="14.612cm" svg:y="6.164cm" presentation:class="title" presentation:user-transformed="true">
          <draw:text-box>
            <text:p text:style-name="P14"><text:span text:style-name="T8">API</text:span></text:p>
          </draw:text-box>
        </draw:frame>
        <draw:custom-shape draw:style-name="gr10" draw:text-style-name="P17" draw:layer="layout" svg:width="3.838cm" svg:height="2.663cm" svg:x="12.75cm" svg:y="5.8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Google Shape;69;p 9" presentation:style-name="pr11" draw:text-style-name="P15" draw:layer="layout" svg:width="4.042cm" svg:height="1.729cm" svg:x="0.586cm" svg:y="11.296cm" presentation:class="title" presentation:user-transformed="true">
          <draw:text-box>
            <text:p text:style-name="P14"><text:span text:style-name="T7">Pricing</text:span><text:span text:style-name="T7"><text:line-break/></text:span><text:span text:style-name="T7">data</text:span></text:p>
          </draw:text-box>
        </draw:frame>
        <draw:frame draw:style-name="gr5" draw:text-style-name="P12" draw:layer="layout" svg:width="1.452cm" svg:height="1.705cm" svg:x="5.007cm" svg:y="7.275cm">
          <draw:image xlink:href="Pictures/1000000000000227000002870E413B4D.jpg" xlink:type="simple" xlink:show="embed" xlink:actuate="onLoad" draw:mime-type="image/jpeg">
            <text:p/>
          </draw:image>
        </draw:frame>
        <draw:custom-shape draw:style-name="gr7" draw:text-style-name="P13" draw:layer="layout" svg:width="1.783cm" svg:height="0.573cm" svg:x="10.475cm" svg:y="11.154cm">
          <text:p/>
          <draw:enhanced-geometry svg:viewBox="0 0 21600 21600" draw:mirror-horizontal="false" draw:mirror-vertical="false" draw:text-areas="0 ?f0 ?f5 ?f2" draw:type="right-arrow" draw:modifiers="17661.3344384584 5259.130434782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3" draw:layer="layout" svg:width="14.787cm" svg:height="0.573cm" svg:x="3.975cm" svg:y="4.754cm">
          <text:p/>
          <draw:enhanced-geometry svg:viewBox="0 0 21600 21600" draw:mirror-horizontal="false" draw:mirror-vertical="false" draw:text-areas="0 ?f0 ?f5 ?f2" draw:type="right-arrow" draw:modifiers="20947.3144362049 4779.0940766550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3" draw:layer="layout" svg:width="1.332cm" svg:height="0.573cm" draw:transform="rotate (0.698131700797732) translate (3.397cm 9.557cm)">
          <text:p/>
          <draw:enhanced-geometry svg:viewBox="0 0 21600 21600" draw:text-areas="0 ?f0 ?f5 ?f2" draw:type="right-arrow" draw:modifiers="15242.6200873362 5870.383275261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3" draw:layer="layout" svg:width="1.332cm" svg:height="0.573cm" draw:transform="rotate (-0.698131700797732) translate (3.767cm 6.389cm)">
          <text:p/>
          <draw:enhanced-geometry svg:viewBox="0 0 21600 21600" draw:text-areas="0 ?f0 ?f5 ?f2" draw:type="right-arrow" draw:modifiers="15242.6200873362 5870.383275261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9" draw:layer="layout" svg:width="1.79cm" svg:height="0.365cm" svg:x="17.094cm" svg:y="6.322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19" draw:layer="layout" svg:width="1.062cm" svg:height="0.365cm" draw:transform="rotate (1.5707963267949) translate (14.536cm 9.746cm)">
          <text:p/>
          <draw:enhanced-geometry svg:viewBox="0 0 21600 21600" draw:text-areas="?f5 ?f1 ?f6 ?f3" draw:type="left-right-arrow" draw:modifiers="5344.12041392286 6255.7377049180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3" draw:layer="layout" svg:width="0.337cm" svg:height="1.748cm" svg:x="8.465cm" svg:y="8.019cm">
          <text:p/>
          <draw:enhanced-geometry svg:viewBox="0 0 21600 21600" draw:text-areas="?f0 0 ?f2 ?f5" draw:type="down-arrow" draw:modifiers="17771.5265866209 6582.2485207100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3" draw:layer="layout" svg:width="0.839cm" svg:height="0.119cm" svg:x="7.864cm" svg:y="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3.376cm" svg:height="1.578cm" svg:x="6.466cm" svg:y="11.018cm">
          <text:p/>
          <draw:enhanced-geometry svg:viewBox="0 0 21600 21600" draw:type="rectangle" draw:enhanced-path="M 0 0 L 21600 0 21600 21600 0 21600 0 0 Z N"/>
        </draw:custom-shape>
        <draw:frame draw:name="Google Shape;69;p 8" presentation:style-name="pr12" draw:text-style-name="P15" draw:layer="layout" svg:width="5.294cm" svg:height="2.012cm" svg:x="18.913cm" svg:y="9.74cm" presentation:class="title" presentation:user-transformed="true">
          <draw:text-box>
            <text:p text:style-name="P14"><text:span text:style-name="T7">Servers deployment on</text:span></text:p>
          </draw:text-box>
        </draw:frame>
        <draw:frame draw:style-name="gr5" draw:text-style-name="P12" draw:layer="layout" svg:width="4.965cm" svg:height="1.178cm" svg:x="19.113cm" svg:y="11.452cm">
          <draw:image xlink:href="Pictures/10000000000006E5000001A3F54224FC.jpg" xlink:type="simple" xlink:show="embed" xlink:actuate="onLoad" draw:mime-type="image/jpeg">
            <text:p/>
          </draw:image>
        </draw:frame>
        <draw:line draw:style-name="gr18" draw:text-style-name="P12" draw:layer="layout" svg:x1="21.417cm" svg:y1="9.46cm" svg:x2="21.417cm" svg:y2="7.862cm">
          <text:p/>
        </draw:line>
        <draw:line draw:style-name="gr18" draw:text-style-name="P12" draw:layer="layout" svg:x1="18.799cm" svg:y1="9.883cm" svg:x2="17.029cm" svg:y2="8.747cm">
          <text:p/>
        </draw:line>
        <draw:line draw:style-name="gr18" draw:text-style-name="P12" draw:layer="layout" svg:x1="18.56cm" svg:y1="11.254cm" svg:x2="17.126cm" svg:y2="11.254cm">
          <text:p/>
        </draw:line>
        <presentation:notes draw:style-name="dp4">
          <draw:page-thumbnail draw:name="Google Shape;65;g3bc3b886ea_0_7:notes 1" draw:style-name="gr2" draw:layer="layout" svg:width="16.932cm" svg:height="9.524cm" svg:x="1.059cm" svg:y="1.905cm" draw:page-number="3" presentation:class="page"/>
          <draw:frame draw:name="Google Shape;66;g3bc3b886ea_0_7:notes 1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_5f_AND_5f_BODY" presentation:presentation-page-layout-name="AL2T1">
        <draw:frame draw:name="Google Shape;68;p 1" presentation:style-name="pr3" draw:text-style-name="P7" draw:layer="layout" svg:width="12.65cm" svg:height="1.48cm" svg:x="3.313cm" svg:y="0.9cm" presentation:class="title" presentation:user-transformed="true">
          <draw:text-box>
            <text:p text:style-name="P1"><text:span text:style-name="T9">Pricing optimization API</text:span></text:p>
          </draw:text-box>
        </draw:frame>
        <draw:frame draw:name="Google Shape;75;p 1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3" draw:style-name="gr6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9" presentation:style-name="pr3" draw:text-style-name="P8" draw:layer="layout" svg:width="8.945cm" svg:height="1.221cm" svg:x="1.597cm" svg:y="2.66cm" presentation:class="title" presentation:user-transformed="true">
          <draw:text-box>
            <text:p text:style-name="P1"><text:span text:style-name="T6">Two pricing models</text:span></text:p>
          </draw:text-box>
        </draw:frame>
        <draw:custom-shape draw:name="Google Shape;70;p 9" draw:style-name="gr4" draw:text-style-name="P9" draw:layer="layout" svg:width="0.725cm" svg:height="0.129cm" draw:transform="rotate (0.103498024643264) translate (0.754cm 3.39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1" presentation:style-name="pr3" draw:text-style-name="P21" draw:layer="layout" svg:width="8.021cm" svg:height="0.997cm" svg:x="1.698cm" svg:y="3.56cm" presentation:class="title" presentation:user-transformed="true">
          <draw:text-box>
            <text:list text:style-name="L1">
              <text:list-item>
                <text:p text:style-name="P1"><text:span text:style-name="T10">Ridge regression (Ridge)</text:span></text:p>
              </text:list-item>
            </text:list>
          </draw:text-box>
        </draw:frame>
        <draw:frame draw:name="Google Shape;71;p 24" presentation:style-name="pr3" draw:text-style-name="P21" draw:layer="layout" svg:width="9.143cm" svg:height="0.99cm" svg:x="1.699cm" svg:y="4.261cm" presentation:class="title" presentation:user-transformed="true">
          <draw:text-box>
            <text:list text:style-name="L1">
              <text:list-item>
                <text:p text:style-name="P1"><text:span text:style-name="T10">Gradient boosting model (GBM)</text:span></text:p>
              </text:list-item>
            </text:list>
          </draw:text-box>
        </draw:frame>
        <draw:frame draw:name="Google Shape;71;p 25" presentation:style-name="pr3" draw:text-style-name="P8" draw:layer="layout" svg:width="8.945cm" svg:height="1.48cm" svg:x="1.6cm" svg:y="5.96cm" presentation:class="title" presentation:user-transformed="true">
          <draw:text-box>
            <text:p text:style-name="P1"><text:span text:style-name="T6">Model training and tracking</text:span></text:p>
          </draw:text-box>
        </draw:frame>
        <draw:custom-shape draw:name="Google Shape;70;p 23" draw:style-name="gr4" draw:text-style-name="P9" draw:layer="layout" svg:width="0.725cm" svg:height="0.129cm" draw:transform="rotate (0.103498024643264) translate (0.757cm 6.69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6" presentation:style-name="pr3" draw:text-style-name="P21" draw:layer="layout" svg:width="10.353cm" svg:height="1.789cm" svg:x="1.701cm" svg:y="6.86cm" presentation:class="title" presentation:user-transformed="true">
          <draw:text-box>
            <text:list text:style-name="L1">
              <text:list-item>
                <text:p text:style-name="P1"><text:span text:style-name="T10">Dispatch training on AWS EC2 instances</text:span><text:span text:style-name="T10"><text:line-break/></text:span><text:span text:style-name="T10">(MLflow project)</text:span></text:p>
              </text:list-item>
            </text:list>
          </draw:text-box>
        </draw:frame>
        <draw:frame draw:name="Google Shape;71;p 18" presentation:style-name="pr3" draw:text-style-name="P21" draw:layer="layout" svg:width="10.641cm" svg:height="1.088cm" svg:x="1.702cm" svg:y="8.261cm" presentation:class="title" presentation:user-transformed="true">
          <draw:text-box>
            <text:list text:style-name="L1">
              <text:list-item>
                <text:p text:style-name="P1"><text:span text:style-name="T10">Track and record models in Mlflow server</text:span></text:p>
              </text:list-item>
            </text:list>
          </draw:text-box>
        </draw:frame>
        <draw:frame draw:style-name="gr5" draw:text-style-name="P12" draw:layer="layout" svg:width="10.963cm" svg:height="3.733cm" svg:x="1.255cm" svg:y="9.649cm">
          <draw:image xlink:href="Pictures/100000000000050C000001B8689D8A38.png" xlink:type="simple" xlink:show="embed" xlink:actuate="onLoad" draw:mime-type="image/png">
            <text:p/>
          </draw:image>
        </draw:frame>
        <draw:frame draw:name="Google Shape;71;p 19" presentation:style-name="pr3" draw:text-style-name="P8" draw:layer="layout" svg:width="8.945cm" svg:height="1.48cm" svg:x="13.503cm" svg:y="5.961cm" presentation:class="title" presentation:user-transformed="true">
          <draw:text-box>
            <text:p text:style-name="P1"><text:span text:style-name="T6">Setup pricing API</text:span></text:p>
          </draw:text-box>
        </draw:frame>
        <draw:custom-shape draw:name="Google Shape;70;p 20" draw:style-name="gr4" draw:text-style-name="P9" draw:layer="layout" svg:width="0.725cm" svg:height="0.129cm" draw:transform="rotate (0.103498024643264) translate (12.66cm 6.694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0" presentation:style-name="pr3" draw:text-style-name="P21" draw:layer="layout" svg:width="10.353cm" svg:height="1.09cm" svg:x="13.604cm" svg:y="6.861cm" presentation:class="title" presentation:user-transformed="true">
          <draw:text-box>
            <text:list text:style-name="L1">
              <text:list-item>
                <text:p text:style-name="P1"><text:span text:style-name="T10">Registered models prediction endpoint</text:span></text:p>
              </text:list-item>
            </text:list>
          </draw:text-box>
        </draw:frame>
        <draw:frame draw:name="Google Shape;71;p 22" presentation:style-name="pr3" draw:text-style-name="P21" draw:layer="layout" svg:width="10.353cm" svg:height="1.09cm" svg:x="13.605cm" svg:y="7.561cm" presentation:class="title" presentation:user-transformed="true">
          <draw:text-box>
            <text:list text:style-name="L1">
              <text:list-item>
                <text:p text:style-name="P1"><text:span text:style-name="T10">Provides additional model information</text:span></text:p>
              </text:list-item>
            </text:list>
          </draw:text-box>
        </draw:frame>
        <draw:g draw:style-name="gr19">
          <draw:frame draw:style-name="gr5" draw:text-style-name="P12" draw:layer="layout" svg:width="10cm" svg:height="1.252cm" svg:x="13.705cm" svg:y="9cm">
            <draw:image xlink:href="Pictures/10000001000005D9000000BCE25DC26C.png" xlink:type="simple" xlink:show="embed" xlink:actuate="onLoad" draw:mime-type="image/png">
              <text:p/>
            </draw:image>
          </draw:frame>
          <draw:frame draw:style-name="gr5" draw:text-style-name="P12" draw:layer="layout" svg:width="10cm" svg:height="3.268cm" svg:x="13.705cm" svg:y="10.252cm">
            <draw:image xlink:href="Pictures/100000010000061E00000201D6622814.png" xlink:type="simple" xlink:show="embed" xlink:actuate="onLoad" draw:mime-type="image/png">
              <text:p/>
            </draw:image>
          </draw:frame>
        </draw:g>
        <draw:g draw:style-name="gr19">
          <draw:frame draw:style-name="gr5" draw:text-style-name="P12" draw:layer="layout" svg:width="10.5cm" svg:height="3.175cm" svg:x="12.259cm" svg:y="2.865cm">
            <draw:image xlink:href="Pictures/100000010000034D00000101A7B193F9.png" xlink:type="simple" xlink:show="embed" xlink:actuate="onLoad" draw:mime-type="image/png">
              <text:p/>
            </draw:image>
          </draw:frame>
          <draw:frame draw:style-name="gr5" draw:text-style-name="P12" draw:layer="layout" svg:width="7.081cm" svg:height="0.456cm" svg:x="15.676cm" svg:y="2.78cm">
            <draw:image xlink:href="Pictures/100000010000023A000000252CD067C7.png" xlink:type="simple" xlink:show="embed" xlink:actuate="onLoad" draw:mime-type="image/png">
              <text:p/>
            </draw:image>
          </draw:frame>
        </draw:g>
        <draw:custom-shape draw:style-name="gr20" draw:text-style-name="P17" draw:layer="layout" svg:width="1.564cm" svg:height="3.26cm" svg:x="17.998cm" svg:y="2.7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>
          <draw:page-thumbnail draw:name="Google Shape;65;g3bc3b886ea_0_7:notes 3" draw:style-name="gr2" draw:layer="layout" svg:width="16.932cm" svg:height="9.524cm" svg:x="1.059cm" svg:y="1.905cm" draw:page-number="4" presentation:class="page"/>
          <draw:frame draw:name="Google Shape;66;g3bc3b886ea_0_7:notes 3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LE_5f_AND_5f_BODY" presentation:presentation-page-layout-name="AL2T1">
        <draw:frame draw:name="Google Shape;68;p 4" presentation:style-name="pr3" draw:text-style-name="P7" draw:layer="layout" svg:width="16.213cm" svg:height="1.48cm" svg:x="3.313cm" svg:y="0.9cm" presentation:class="title" presentation:user-transformed="true">
          <draw:text-box>
            <text:p text:style-name="P1"><text:span text:style-name="T9">Dashboard : car rental pricing</text:span></text:p>
          </draw:text-box>
        </draw:frame>
        <draw:frame draw:name="Google Shape;75;p 4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5" draw:style-name="gr6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2" draw:layer="layout" svg:width="17.465cm" svg:height="10.089cm" svg:x="8.376cm" svg:y="2.787cm">
          <draw:image xlink:href="Pictures/100000000000059B0000033D030B8FD8.png" xlink:type="simple" xlink:show="embed" xlink:actuate="onLoad" draw:mime-type="image/png">
            <text:p/>
          </draw:image>
        </draw:frame>
        <draw:frame draw:name="Google Shape;71;p 29" presentation:style-name="pr3" draw:text-style-name="P8" draw:layer="layout" svg:width="6.555cm" svg:height="2.295cm" svg:x="1.6cm" svg:y="3.462cm" presentation:class="title" presentation:user-transformed="true">
          <draw:text-box>
            <text:p text:style-name="P1"><text:span text:style-name="T6">Check API availability at startup</text:span></text:p>
          </draw:text-box>
        </draw:frame>
        <draw:custom-shape draw:name="Google Shape;70;p 22" draw:style-name="gr4" draw:text-style-name="P9" draw:layer="layout" svg:width="0.725cm" svg:height="0.129cm" draw:transform="rotate (0.103498024643264) translate (0.757cm 4.19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2" presentation:style-name="pr3" draw:text-style-name="P8" draw:layer="layout" svg:width="6.658cm" svg:height="1.48cm" svg:x="1.603cm" svg:y="6.062cm" presentation:class="title" presentation:user-transformed="true">
          <draw:text-box>
            <text:p text:style-name="P1"><text:span text:style-name="T6">Fetch models info</text:span></text:p>
          </draw:text-box>
        </draw:frame>
        <draw:custom-shape draw:name="Google Shape;70;p 24" draw:style-name="gr4" draw:text-style-name="P9" draw:layer="layout" svg:width="0.725cm" svg:height="0.129cm" draw:transform="rotate (0.103498024643264) translate (0.76cm 6.79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0" presentation:style-name="pr3" draw:text-style-name="P8" draw:layer="layout" svg:width="7.131cm" svg:height="3.245cm" svg:x="1.606cm" svg:y="7.862cm" presentation:class="title" presentation:user-transformed="true">
          <draw:text-box>
            <text:p text:style-name="P1"><text:span text:style-name="T6">Pricing evaluation from user input</text:span><text:span text:style-name="T6"><text:line-break/></text:span><text:span text:style-name="T6">(</text:span><text:span text:style-name="T11">/predict</text:span><text:span text:style-name="T6"> endpoint)</text:span></text:p>
          </draw:text-box>
        </draw:frame>
        <draw:custom-shape draw:name="Google Shape;70;p 21" draw:style-name="gr4" draw:text-style-name="P9" draw:layer="layout" svg:width="0.725cm" svg:height="0.129cm" draw:transform="rotate (0.103498024643264) translate (0.763cm 8.59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4">
          <draw:page-thumbnail draw:name="Google Shape;65;g3bc3b886ea_0_7:notes 5" draw:style-name="gr2" draw:layer="layout" svg:width="16.932cm" svg:height="9.524cm" svg:x="1.059cm" svg:y="1.905cm" draw:page-number="5" presentation:class="page"/>
          <draw:frame draw:name="Google Shape;66;g3bc3b886ea_0_7:notes 5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LE_5f_AND_5f_BODY" presentation:presentation-page-layout-name="AL2T1">
        <draw:frame draw:name="Google Shape;68;p 3" presentation:style-name="pr3" draw:text-style-name="P7" draw:layer="layout" svg:width="11.451cm" svg:height="1.48cm" svg:x="3.313cm" svg:y="0.9cm" presentation:class="title" presentation:user-transformed="true">
          <draw:text-box>
            <text:p text:style-name="P1"><text:span text:style-name="T9">Rental delay analysis</text:span></text:p>
          </draw:text-box>
        </draw:frame>
        <draw:frame draw:name="Google Shape;75;p 3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4" draw:style-name="gr6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39" presentation:style-name="pr3" draw:text-style-name="P8" draw:layer="layout" svg:width="8.945cm" svg:height="1.221cm" svg:x="14.5cm" svg:y="2.361cm" presentation:class="title" presentation:user-transformed="true">
          <draw:text-box>
            <text:p text:style-name="P1"><text:span text:style-name="T6">Cancellation probability</text:span></text:p>
          </draw:text-box>
        </draw:frame>
        <draw:custom-shape draw:name="Google Shape;70;p 19" draw:style-name="gr4" draw:text-style-name="P9" draw:layer="layout" svg:width="0.725cm" svg:height="0.129cm" draw:transform="rotate (0.103498024643264) translate (13.657cm 3.094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40" presentation:style-name="pr3" draw:text-style-name="P21" draw:layer="layout" svg:width="8.021cm" svg:height="0.997cm" svg:x="14.601cm" svg:y="3.361cm" presentation:class="title" presentation:user-transformed="true">
          <draw:text-box>
            <text:list text:style-name="L1">
              <text:list-item>
                <text:p text:style-name="P1"><text:span text:style-name="T10">Depends on waiting time</text:span></text:p>
              </text:list-item>
            </text:list>
          </draw:text-box>
        </draw:frame>
        <draw:frame draw:name="Google Shape;71;p 11" presentation:style-name="pr3" draw:text-style-name="P8" draw:layer="layout" svg:width="8.945cm" svg:height="1.221cm" svg:x="1.6cm" svg:y="6.361cm" presentation:class="title" presentation:user-transformed="true">
          <draw:text-box>
            <text:p text:style-name="P1"><text:span text:style-name="T6">Late car return problem</text:span></text:p>
          </draw:text-box>
        </draw:frame>
        <draw:custom-shape draw:name="Google Shape;70;p 15" draw:style-name="gr4" draw:text-style-name="P9" draw:layer="layout" svg:width="0.725cm" svg:height="0.129cm" draw:transform="rotate (0.103498024643264) translate (0.757cm 7.094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2" presentation:style-name="pr3" draw:text-style-name="P21" draw:layer="layout" svg:width="8.021cm" svg:height="0.997cm" svg:x="1.701cm" svg:y="7.361cm" presentation:class="title" presentation:user-transformed="true">
          <draw:text-box>
            <text:list text:style-name="L1">
              <text:list-item>
                <text:p text:style-name="P1"><text:span text:style-name="T10">Previous user is late</text:span></text:p>
              </text:list-item>
            </text:list>
          </draw:text-box>
        </draw:frame>
        <draw:frame draw:name="Google Shape;71;p 14" presentation:style-name="pr3" draw:text-style-name="P21" draw:layer="layout" svg:width="7.904cm" svg:height="1.727cm" svg:x="1.702cm" svg:y="8.162cm" presentation:class="title" presentation:user-transformed="true">
          <draw:text-box>
            <text:list text:style-name="L1">
              <text:list-item>
                <text:p text:style-name="P1"><text:span text:style-name="T10">Car return delay may overlap with next rental</text:span></text:p>
              </text:list-item>
            </text:list>
          </draw:text-box>
        </draw:frame>
        <draw:frame draw:style-name="gr5" draw:text-style-name="P12" draw:layer="layout" svg:width="10.076cm" svg:height="6.717cm" svg:x="13.724cm" svg:y="6.872cm">
          <draw:image xlink:href="Pictures/10000001000004B000000320F3F17B21.png" xlink:type="simple" xlink:show="embed" xlink:actuate="onLoad" draw:mime-type="image/png">
            <text:p/>
          </draw:image>
        </draw:frame>
        <draw:frame draw:style-name="gr5" draw:text-style-name="P12" draw:layer="layout" svg:width="12.699cm" svg:height="2.793cm" svg:x="0.209cm" svg:y="3.023cm">
          <draw:image xlink:href="Pictures/10000001000003E8000000DC5B3FA2FB.png" xlink:type="simple" xlink:show="embed" xlink:actuate="onLoad" draw:mime-type="image/png">
            <text:p/>
          </draw:image>
        </draw:frame>
        <draw:frame draw:name="Google Shape;71;p 1" presentation:style-name="pr3" draw:text-style-name="P8" draw:layer="layout" svg:width="8.945cm" svg:height="1.814cm" svg:x="1.603cm" svg:y="10.362cm" presentation:class="title" presentation:user-transformed="true">
          <draw:text-box>
            <text:p text:style-name="P1"><text:span text:style-name="T6">Creates friction if next user has to wait</text:span></text:p>
          </draw:text-box>
        </draw:frame>
        <draw:custom-shape draw:name="Google Shape;70;p 1" draw:style-name="gr4" draw:text-style-name="P9" draw:layer="layout" svg:width="0.725cm" svg:height="0.129cm" draw:transform="rotate (0.103498024643264) translate (0.76cm 11.09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" presentation:style-name="pr3" draw:text-style-name="P21" draw:layer="layout" svg:width="8.664cm" svg:height="1.836cm" svg:x="14.602cm" svg:y="4.162cm" presentation:class="title" presentation:user-transformed="true">
          <draw:text-box>
            <text:list text:style-name="L1">
              <text:list-item>
                <text:p text:style-name="P1"><text:span text:style-name="T10">Depends on the checkin method</text:span><text:span text:style-name="T10"><text:line-break/></text:span><text:span text:style-name="T10">(Getaround connect or mobile)</text:span></text:p>
              </text:list-item>
            </text:list>
          </draw:text-box>
        </draw:frame>
        <presentation:notes draw:style-name="dp4">
          <draw:page-thumbnail draw:name="Google Shape;65;g3bc3b886ea_0_7:notes 4" draw:style-name="gr2" draw:layer="layout" svg:width="16.932cm" svg:height="9.524cm" svg:x="1.059cm" svg:y="1.905cm" draw:page-number="6" presentation:class="page"/>
          <draw:frame draw:name="Google Shape;66;g3bc3b886ea_0_7:notes 4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ITLE_5f_AND_5f_BODY" presentation:presentation-page-layout-name="AL2T1">
        <draw:frame draw:style-name="gr5" draw:text-style-name="P12" draw:layer="layout" svg:width="17.01cm" svg:height="12.079cm" svg:x="8.268cm" svg:y="2.632cm">
          <draw:image xlink:href="Pictures/10000000000004D30000036DD152E291.png" xlink:type="simple" xlink:show="embed" xlink:actuate="onLoad" draw:mime-type="image/png">
            <text:p/>
          </draw:image>
        </draw:frame>
        <draw:frame draw:name="Google Shape;68;p 2" presentation:style-name="pr3" draw:text-style-name="P7" draw:layer="layout" svg:width="17.342cm" svg:height="1.48cm" svg:x="3.313cm" svg:y="0.9cm" presentation:class="title" presentation:user-transformed="true">
          <draw:text-box>
            <text:p text:style-name="P1"><text:span text:style-name="T9">Dashboard : rental delay analysis</text:span></text:p>
          </draw:text-box>
        </draw:frame>
        <draw:frame draw:name="Google Shape;75;p 2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2" draw:style-name="gr6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31" presentation:style-name="pr3" draw:text-style-name="P8" draw:layer="layout" svg:width="6.555cm" svg:height="2.295cm" svg:x="1.603cm" svg:y="3.063cm" presentation:class="title" presentation:user-transformed="true">
          <draw:text-box>
            <text:p text:style-name="P1"><text:span text:style-name="T6">Visualize the effect of a rental delay</text:span></text:p>
          </draw:text-box>
        </draw:frame>
        <draw:custom-shape draw:name="Google Shape;70;p 25" draw:style-name="gr4" draw:text-style-name="P9" draw:layer="layout" svg:width="0.725cm" svg:height="0.129cm" draw:transform="rotate (0.103498024643264) translate (0.76cm 3.79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3" presentation:style-name="pr3" draw:text-style-name="P8" draw:layer="layout" svg:width="6.658cm" svg:height="1.48cm" svg:x="1.606cm" svg:y="9.663cm" presentation:class="title" presentation:user-transformed="true">
          <draw:text-box>
            <text:p text:style-name="P1"><text:span text:style-name="T6">Rental delay slider</text:span></text:p>
          </draw:text-box>
        </draw:frame>
        <draw:custom-shape draw:name="Google Shape;70;p 26" draw:style-name="gr4" draw:text-style-name="P9" draw:layer="layout" svg:width="0.725cm" svg:height="0.129cm" draw:transform="rotate (0.103498024643264) translate (0.763cm 10.39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4" presentation:style-name="pr3" draw:text-style-name="P8" draw:layer="layout" svg:width="5.011cm" svg:height="1.38cm" svg:x="1.609cm" svg:y="7.463cm" presentation:class="title" presentation:user-transformed="true">
          <draw:text-box>
            <text:p text:style-name="P1"><text:span text:style-name="T6">Summary table</text:span></text:p>
          </draw:text-box>
        </draw:frame>
        <draw:custom-shape draw:name="Google Shape;70;p 27" draw:style-name="gr4" draw:text-style-name="P9" draw:layer="layout" svg:width="0.725cm" svg:height="0.129cm" draw:transform="rotate (0.103498024643264) translate (0.766cm 8.19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5" presentation:style-name="pr3" draw:text-style-name="P21" draw:layer="layout" svg:width="6.558cm" svg:height="1.206cm" svg:x="1.703cm" svg:y="4.862cm" presentation:class="title" presentation:user-transformed="true">
          <draw:text-box>
            <text:list text:style-name="L1">
              <text:list-item>
                <text:p text:style-name="P1"><text:span text:style-name="T10">Cancellation probability</text:span></text:p>
              </text:list-item>
            </text:list>
          </draw:text-box>
        </draw:frame>
        <draw:frame draw:name="Google Shape;71;p 36" presentation:style-name="pr3" draw:text-style-name="P21" draw:layer="layout" svg:width="6.328cm" svg:height="1.057cm" svg:x="1.704cm" svg:y="5.663cm" presentation:class="title" presentation:user-transformed="true">
          <draw:text-box>
            <text:list text:style-name="L1">
              <text:list-item>
                <text:p text:style-name="P1"><text:span text:style-name="T10">Both checkin methods</text:span></text:p>
              </text:list-item>
            </text:list>
          </draw:text-box>
        </draw:frame>
        <draw:frame draw:name="Google Shape;71;p 37" presentation:style-name="pr3" draw:text-style-name="P21" draw:layer="layout" svg:width="6.328cm" svg:height="1.057cm" svg:x="1.704cm" svg:y="10.564cm" presentation:class="title" presentation:user-transformed="true">
          <draw:text-box>
            <text:list text:style-name="L1">
              <text:list-item>
                <text:p text:style-name="P1"><text:span text:style-name="T10">Quantitative insights</text:span></text:p>
              </text:list-item>
            </text:list>
          </draw:text-box>
        </draw:frame>
        <presentation:notes draw:style-name="dp4">
          <draw:page-thumbnail draw:name="Google Shape;65;g3bc3b886ea_0_7:notes 2" draw:style-name="gr2" draw:layer="layout" svg:width="16.932cm" svg:height="9.524cm" svg:x="1.059cm" svg:y="1.905cm" draw:page-number="7" presentation:class="page"/>
          <draw:frame draw:name="Google Shape;66;g3bc3b886ea_0_7:notes 2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s! " draw:style-name="dp5" draw:master-page-name="TITLE_5f_AND_5f_BODY" presentation:presentation-page-layout-name="AL2T1">
        <draw:frame draw:name="Google Shape;110;p19" presentation:style-name="pr3" draw:text-style-name="P22" draw:layer="layout" svg:width="14.763cm" svg:height="1.939cm" svg:x="3.432cm" svg:y="4.839cm" presentation:class="title" presentation:user-transformed="true">
          <draw:text-box>
            <text:p text:style-name="P1"><text:span text:style-name="T12">Thanks! </text:span></text:p>
          </draw:text-box>
        </draw:frame>
        <draw:frame draw:name="Google Shape;111;p19" draw:style-name="gr1" draw:text-style-name="P3" draw:layer="layout" svg:width="12.775cm" svg:height="5.935cm" svg:x="10.885cm" svg:y="8.352cm">
          <draw:image xlink:href="Pictures/100000010000044E00000200E4309B56.png" xlink:type="simple" xlink:show="embed" xlink:actuate="onLoad" draw:mime-type="image/png">
            <text:p/>
          </draw:image>
        </draw:frame>
        <draw:frame draw:name="Google Shape;113;p19" draw:style-name="gr1" draw:text-style-name="P3" draw:layer="layout" svg:width="1.602cm" svg:height="1.071cm" svg:x="1.287cm" svg:y="1.341cm">
          <draw:image xlink:href="Pictures/1000000100000128000000C6BD46984B.png" xlink:type="simple" xlink:show="embed" xlink:actuate="onLoad" draw:mime-type="image/png">
            <text:p/>
          </draw:image>
        </draw:frame>
        <presentation:notes draw:style-name="dp2">
          <draw:page-thumbnail draw:name="Google Shape;107;g77ed9f117a_2_3:notes" draw:style-name="gr2" draw:layer="layout" svg:width="16.932cm" svg:height="9.524cm" svg:x="1.059cm" svg:y="1.905cm" draw:page-number="8" presentation:class="page"/>
          <draw:frame draw:name="Google Shape;108;g77ed9f117a_2_3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Inter" svg:font-family="Inter"/>
    <style:font-face style:name="Inter Medium" svg:font-family="'Inter Medium'"/>
    <style:font-face style:name="Inter SemiBold" svg:font-family="'Inter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spac821 BT" svg:font-family="'Monospac821 BT'" style:font-family-generic="modern" style:font-pitch="fixed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4" draw:display-name="Extrémités de flèche 4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false" style:shrink-to-fit="true" style:writing-mode="lr-tb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 style:writing-mode="lr-tb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 style:writing-mode="lr-tb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 style:writing-mode="lr-tb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 style:writing-mode="lr-tb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 style:writing-mode="lr-tb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 style:writing-mode="lr-tb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 style:writing-mode="lr-tb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 style:writing-mode="lr-tb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 style:writing-mode="lr-tb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 style:writing-mode="lr-tb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false" style:shrink-to-fit="true" style:writing-mode="lr-tb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 style:writing-mode="lr-tb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eeeee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fill-complex-color loext:theme-type="light2" loext:color-type="theme"/>
      </style:graphic-properties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IG_5f_NUMB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BIG_5f_NUMB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6" style:family="presentation" style:parent-style-name="BIG_5f_NUMB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BIG_5f_NUMB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ECTION_5f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2" style:family="presentation" style:parent-style-name="SECTION_5f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SECTION_5f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5" style:family="presentation" style:parent-style-name="TITLE_5f_AND_5f_BOD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TITLE_5f_AND_5f_TWO_5f_COLUMN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5f_AND_5f_TWO_5f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TITLE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1" style:family="presentation" style:parent-style-name="TITLE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TITLE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ONE_5f_COLUMN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4" style:family="presentation" style:parent-style-name="ONE_5f_COLUMN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ONE_5f_COLUMN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6" style:family="presentation" style:parent-style-name="MAIN_5f_POI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7" style:family="presentation" style:parent-style-name="MAIN_5f_POI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MAIN_5f_POI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9" style:family="presentation" style:parent-style-name="SECTION_5f_TITLE_5f_AND_5f_DESCRI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0" style:family="presentation" style:parent-style-name="SECTION_5f_TITLE_5f_AND_5f_DESCRI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1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CAPTION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3" style:family="presentation" style:parent-style-name="CAPTION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4" style:family="presentation" style:parent-style-name="CAPTION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P9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0pt" fo:letter-spacing="normal" fo:language="fr" fo:country="none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2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0pt" fo:letter-spacing="normal" fo:font-style="normal" style:text-underline-style="none" fo:font-weight="normal" fo:background-color="transparent" style:font-name-asian="Arial" style:font-size-asian="120pt" style:font-style-asian="normal" style:font-weight-asian="normal" style:font-name-complex="Arial" style:font-size-complex="120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IG_5f_NUMBER" style:display-name="BIG_NUMB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5;p11" presentation:style-name="Mpr4" draw:text-style-name="MP8" draw:layer="backgroundobjects" svg:width="23.667cm" svg:height="5.453cm" svg:x="0.866cm" svg:y="3.073cm" presentation:class="title" presentation:user-transformed="true">
        <draw:text-box>
          <text:p text:style-name="MP7"><text:span text:style-name="MT3">xx%</text:span></text:p>
        </draw:text-box>
      </draw:frame>
      <draw:frame draw:name="Google Shape;46;p11" presentation:style-name="BIG_5f_NUMBER-outline1" draw:layer="backgroundobjects" svg:width="23.667cm" svg:height="3.612cm" svg:x="0.866cm" svg:y="8.756cm" presentation:class="outline" presentation:placeholder="true" presentation:user-transformed="true">
        <draw:text-box/>
      </draw:frame>
      <draw:frame draw:name="Google Shape;47;p11" presentation:style-name="Mpr5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BIG_5f_NUMBER-title" draw:layer="backgroundobjects" svg:width="0.001cm" svg:height="0.001cm" svg:x="0cm" svg:y="2.257cm" presentation:class="page"/>
        <draw:frame presentation:style-name="BIG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ANK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9;p12" presentation:style-name="Mpr8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1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SECTION_5f_HEADER-title" draw:layer="backgroundobjects" svg:width="0.001cm" svg:height="0.001cm" svg:x="0cm" svg:y="2.257cm" presentation:class="page"/>
        <draw:frame presentation:style-name="SECTION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1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-title" draw:layer="backgroundobjects" svg:width="0.001cm" svg:height="0.001cm" svg:x="0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1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4;p5" presentation:style-name="Mpr1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0.001cm" svg:height="0.001cm" svg:x="0cm" svg:y="2.257cm" presentation:class="page"/>
        <draw:frame presentation:style-name="TITLE_5f_AND_5f_TWO_5f_COLUMNS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6;p6" presentation:style-name="TITLE_5f_ONL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7;p6" presentation:style-name="Mpr2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ONLY-title" draw:layer="backgroundobjects" svg:width="0.001cm" svg:height="0.001cm" svg:x="0cm" svg:y="2.257cm" presentation:class="page"/>
        <draw:frame presentation:style-name="TITLE_5f_ONLY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9;p7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30;p7" presentation:style-name="ONE_5f_COLUMN_5f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Google Shape;31;p7" presentation:style-name="Mpr23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ONE_5f_COLUMN_5f_TEXT-title" draw:layer="backgroundobjects" svg:width="0.001cm" svg:height="0.001cm" svg:x="0cm" svg:y="2.257cm" presentation:class="page"/>
        <draw:frame presentation:style-name="ONE_5f_COLUMN_5f_TEXT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IN_5f_POINT" style:display-name="MAIN_POIN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33;p8" presentation:style-name="MAIN_5f_POINT-title" draw:layer="backgroundobjects" svg:width="17.687cm" svg:height="11.362cm" svg:x="1.362cm" svg:y="1.25cm" presentation:class="title" presentation:placeholder="true" presentation:user-transformed="true">
        <draw:text-box/>
      </draw:frame>
      <draw:frame draw:name="Google Shape;34;p8" presentation:style-name="Mpr26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MAIN_5f_POINT-title" draw:layer="backgroundobjects" svg:width="0.001cm" svg:height="0.001cm" svg:x="0cm" svg:y="2.257cm" presentation:class="page"/>
        <draw:frame presentation:style-name="MAIN_5f_POINT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custom-shape draw:name="Google Shape;36;p9" draw:style-name="Mgr3" draw:text-style-name="MP9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7;p9" presentation:style-name="SECTION_5f_TITLE_5f_AND_5f_DESCRIPTION-title" draw:layer="backgroundobjects" svg:width="11.236cm" svg:height="4.117cm" svg:x="0.738cm" svg:y="3.425cm" presentation:class="title" presentation:placeholder="true" presentation:user-transformed="true">
        <draw:text-box/>
      </draw:frame>
      <draw:frame draw:name="Google Shape;39;p9" presentation:style-name="SECTION_5f_TITLE_5f_AND_5f_DESCRIPTION-outline1" draw:layer="backgroundobjects" svg:width="10.657cm" svg:height="10.263cm" svg:x="13.721cm" svg:y="2.011cm" presentation:class="outline" presentation:placeholder="true" presentation:user-transformed="true">
        <draw:text-box/>
      </draw:frame>
      <draw:frame draw:name="Google Shape;40;p9" presentation:style-name="Mpr29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0.001cm" svg:height="0.001cm" svg:x="0cm" svg:y="2.257cm" presentation:class="page"/>
        <draw:frame presentation:style-name="SECTION_5f_TITLE_5f_AND_5f_DESCRIPTION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APTION_5f_ONLY" style:display-name="CAPTION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2;p10" presentation:style-name="CAPTION_5f_ONLY-outline1" draw:layer="backgroundobjects" svg:width="16.662cm" svg:height="1.68cm" svg:x="0.866cm" svg:y="11.752cm" presentation:class="outline" presentation:placeholder="true" presentation:user-transformed="true">
        <draw:text-box/>
      </draw:frame>
      <draw:frame draw:name="Google Shape;43;p10" presentation:style-name="Mpr32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CAPTION_5f_ONLY-title" draw:layer="backgroundobjects" svg:width="0.001cm" svg:height="0.001cm" svg:x="0cm" svg:y="2.257cm" presentation:class="page"/>
        <draw:frame presentation:style-name="CAPTION_5f_ONLY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4-01T12:54:22.377000000</dc:date>
    <meta:editing-duration>PT10H20M9S</meta:editing-duration>
    <meta:editing-cycles>36</meta:editing-cycles>
    <meta:generator>LibreOffice/24.2.7.2$Windows_X86_64 LibreOffice_project/ee3885777aa7032db5a9b65deec9457448a91162</meta:generator>
    <meta:document-statistic meta:object-count="250"/>
  </office:meta>
</office:document-meta>
</file>